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9966" draw:fill-image-width="0cm" draw:fill-image-height="0cm" draw:textarea-horizontal-align="center" draw:textarea-vertical-align="middle"/>
    </style:style>
    <style:style style:name="gr3" style:family="graphic" style:parent-style-name="standard">
      <style:graphic-properties draw:fill-color="#aecf00" draw:fill-image-width="0cm" draw:fill-image-height="0cm" draw:textarea-horizontal-align="center" draw:textarea-vertical-align="middle"/>
    </style:style>
    <style:style style:name="gr4" style:family="graphic" style:parent-style-name="standard">
      <style:graphic-properties draw:fill-color="#c5000b" draw:fill-image-width="0cm" draw:fill-image-height="0cm" draw:textarea-horizontal-align="center" draw:textarea-vertical-align="middle"/>
    </style:style>
    <style:style style:name="gr5" style:family="graphic" style:parent-style-name="standard">
      <style:graphic-properties draw:fill-color="#00b8ff" draw:fill-image-width="0cm" draw:fill-image-height="0cm" draw:textarea-vertical-align="middle" draw:auto-grow-height="false" fo:min-height="0.749cm" fo:min-width="0.499cm"/>
    </style:style>
    <style:style style:name="gr6" style:family="graphic" style:parent-style-name="standard">
      <style:graphic-properties draw:marker-start="Arrow" draw:marker-start-width="0.3cm" draw:marker-end="Arrow" draw:marker-end-width="0.3cm" draw:fill-color="#c5000b" draw:fill-image-width="0cm" draw:fill-image-height="0cm" draw:textarea-horizontal-align="center" draw:textarea-vertical-align="middle"/>
    </style:style>
    <style:style style:name="gr7"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12pt" style:font-size-asian="12pt" style:font-size-complex="12pt"/>
    </style:style>
    <style:style style:name="P4" style:family="paragraph">
      <style:paragraph-properties fo:text-align="center"/>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style:style style:name="T4" style:family="text">
      <style:text-properties style:text-position="super 58%"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905cm" svg:x="1cm" svg:y="20.11cm">
          <text:p text:style-name="P1">NetCDF classic</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5.08cm" svg:height="1.905cm" svg:x="6.022cm" svg:y="22.734cm">
          <text:p text:style-name="P1">HDF5/NetCDF4</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3.715cm" svg:height="1.905cm" svg:x="11.832cm" svg:y="22.734cm">
          <text:p text:style-name="P1">HDF5</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 draw:text-style-name="P1" draw:layer="layout" svg:width="4.445cm" svg:height="2cm" svg:x="16.087cm" svg:y="22.639cm">
          <text:p text:style-name="P1">HDF4 </text:p>
          <text:p text:style-name="P1">(SD API only)</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1" draw:layer="layout" svg:width="4.445cm" svg:height="1.27cm" svg:x="3.819cm" svg:y="16.635cm">
          <text:p text:style-name="P1">parallel-netcdf</text:p>
        </draw:rect>
        <draw:rect draw:style-name="gr2" draw:text-style-name="P1" draw:layer="layout" svg:width="3.81cm" svg:height="1.27cm" svg:x="9.197cm" svg:y="18.289cm">
          <text:p text:style-name="P1">HDF5</text:p>
        </draw:rect>
        <draw:rect draw:style-name="gr2" draw:text-style-name="P1" draw:layer="layout" svg:width="3.175cm" svg:height="1.27cm" svg:x="14.277cm" svg:y="20.194cm">
          <text:p text:style-name="P1">HDF4</text:p>
        </draw:rect>
        <draw:rect draw:style-name="gr2" draw:text-style-name="P1" draw:layer="layout" svg:width="2.54cm" svg:height="1.27cm" svg:x="9.197cm" svg:y="19.559cm">
          <text:p text:style-name="P1">zlib</text:p>
        </draw:rect>
        <draw:rect draw:style-name="gr3" draw:text-style-name="P1" draw:layer="layout" svg:width="5.36cm" svg:height="1.27cm" svg:x="6.71cm" svg:y="12.503cm">
          <text:p text:style-name="P1">libsrc4 (netcdf-4)</text:p>
        </draw:rect>
        <draw:rect draw:style-name="gr3" draw:text-style-name="P1" draw:layer="layout" svg:width="5.08cm" svg:height="1.27cm" svg:x="1.037cm" svg:y="12.503cm">
          <text:p text:style-name="P1">libsrc (classic)</text:p>
        </draw:rect>
        <draw:rect draw:style-name="gr3" draw:text-style-name="P1" draw:layer="layout" svg:width="3.81cm" svg:height="1.27cm" svg:x="16.277cm" svg:y="12.503cm">
          <text:p text:style-name="P1">oc4</text:p>
        </draw:rect>
        <draw:rect draw:style-name="gr3" draw:text-style-name="P1" draw:layer="layout" svg:width="4.926cm" svg:height="1.27cm" svg:x="12.467cm" svg:y="12.503cm">
          <text:p text:style-name="P1">oc3 (opendap)</text:p>
        </draw:rect>
        <draw:rect draw:style-name="gr3" draw:text-style-name="P1" draw:layer="layout" svg:width="19.05cm" svg:height="1.27cm" svg:x="1.037cm" svg:y="11.233cm">
          <text:p text:style-name="P1">libdispatch</text:p>
        </draw:rect>
        <draw:rect draw:style-name="gr4" draw:text-style-name="P1" draw:layer="layout" svg:width="5.715cm" svg:height="1.27cm" svg:x="13.642cm" svg:y="5.589cm">
          <text:p text:style-name="P1">C++ app</text:p>
        </draw:rect>
        <draw:rect draw:style-name="gr4" draw:text-style-name="P1" draw:layer="layout" svg:width="3.175cm" svg:height="1.27cm" svg:x="3.487cm" svg:y="3.691cm">
          <text:p text:style-name="P1">C app</text:p>
        </draw:rect>
        <draw:rect draw:style-name="gr4" draw:text-style-name="P1" draw:layer="layout" svg:width="3.175cm" svg:height="1.27cm" svg:x="6.752cm" svg:y="5.518cm">
          <text:p text:style-name="P1">F77 app</text:p>
        </draw:rect>
        <draw:rect draw:style-name="gr4" draw:text-style-name="P1" draw:layer="layout" svg:width="3.175cm" svg:height="1.27cm" svg:x="9.927cm" svg:y="5.518cm">
          <text:p text:style-name="P1">F90 app</text:p>
        </draw:rect>
        <draw:rect draw:style-name="gr2" draw:text-style-name="P1" draw:layer="layout" svg:width="2.635cm" svg:height="1.27cm" svg:x="14.817cm" svg:y="16.384cm">
          <text:p text:style-name="P1">curl</text:p>
        </draw:rect>
        <draw:rect draw:style-name="gr3" draw:text-style-name="P1" draw:layer="layout" svg:width="3.905cm" svg:height="1.27cm" svg:x="16.277cm" svg:y="9.963cm">
          <text:p text:style-name="P1">C++ API</text:p>
        </draw:rect>
        <draw:rect draw:style-name="gr2" draw:text-style-name="P1" draw:layer="layout" svg:width="4.445cm" svg:height="1.27cm" svg:x="11.832cm" svg:y="9.963cm">
          <text:p text:style-name="P1">New C++ API</text:p>
        </draw:rect>
        <draw:rect draw:style-name="gr3" draw:text-style-name="P1" draw:layer="layout" svg:width="2.54cm" svg:height="1.27cm" svg:x="8.657cm" svg:y="8.693cm">
          <text:p text:style-name="P1">F90 API</text:p>
        </draw:rect>
        <draw:custom-shape draw:style-name="gr5" draw:text-style-name="P1" draw:layer="layout" svg:width="3.08cm" svg:height="3.175cm" svg:x="17.547cm" svg:y="17.019cm">
          <text:p text:style-name="P1">Remote</text:p>
          <text:p text:style-name="P1">data</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6" draw:text-style-name="P1" draw:layer="layout" svg:x1="17.452cm" svg:y1="6.859cm" svg:x2="17.452cm" svg:y2="10.034cm">
          <text:p/>
        </draw:line>
        <draw:line draw:style-name="gr6" draw:text-style-name="P1" draw:layer="layout" svg:x1="14.912cm" svg:y1="6.859cm" svg:x2="14.912cm" svg:y2="10.034cm">
          <text:p/>
        </draw:line>
        <draw:line draw:style-name="gr6" draw:text-style-name="P1" draw:layer="layout" svg:x1="10.562cm" svg:y1="6.788cm" svg:x2="10.562cm" svg:y2="8.693cm">
          <text:p/>
        </draw:line>
        <draw:line draw:style-name="gr6" draw:text-style-name="P1" draw:layer="layout" svg:x1="8.303cm" svg:y1="6.807cm" svg:x2="8.303cm" svg:y2="9.982cm">
          <text:p/>
        </draw:line>
        <draw:line draw:style-name="gr6" draw:text-style-name="P1" draw:layer="layout" svg:x1="1.273cm" svg:y1="6.727cm" svg:x2="1.273cm" svg:y2="11.172cm">
          <text:p/>
        </draw:line>
        <draw:line draw:style-name="gr6" draw:text-style-name="P1" draw:layer="layout" svg:x1="15.547cm" svg:y1="13.844cm" svg:x2="15.547cm" svg:y2="16.384cm">
          <text:p/>
        </draw:line>
        <draw:line draw:style-name="gr6" draw:text-style-name="P1" draw:layer="layout" svg:x1="16.817cm" svg:y1="13.844cm" svg:x2="16.817cm" svg:y2="16.384cm">
          <text:p/>
        </draw:line>
        <draw:line draw:style-name="gr6" draw:text-style-name="P1" draw:layer="layout" svg:x1="15.547cm" svg:y1="13.844cm" svg:x2="18.722cm" svg:y2="17.019cm">
          <text:p/>
        </draw:line>
        <draw:line draw:style-name="gr6" draw:text-style-name="P1" draw:layer="layout" svg:x1="18.722cm" svg:y1="13.844cm" svg:x2="18.722cm" svg:y2="17.019cm">
          <text:p/>
        </draw:line>
        <draw:line draw:style-name="gr6" draw:text-style-name="P1" draw:layer="layout" svg:x1="10.467cm" svg:y1="13.844cm" svg:x2="10.467cm" svg:y2="18.289cm">
          <text:p/>
        </draw:line>
        <draw:line draw:style-name="gr6" draw:text-style-name="P1" draw:layer="layout" svg:x1="9.832cm" svg:y1="13.844cm" svg:x2="6.935cm" svg:y2="16.569cm">
          <text:p/>
        </draw:line>
        <draw:line draw:style-name="gr6" draw:text-style-name="P1" draw:layer="layout" svg:x1="11.102cm" svg:y1="13.844cm" svg:x2="15.547cm" svg:y2="20.194cm">
          <text:p/>
        </draw:line>
        <draw:line draw:style-name="gr6" draw:text-style-name="P1" draw:layer="layout" svg:x1="2.847cm" svg:y1="13.844cm" svg:x2="2.849cm" svg:y2="20.017cm">
          <text:p/>
        </draw:line>
        <draw:line draw:style-name="gr6" draw:text-style-name="P1" draw:layer="layout" svg:x1="5.66cm" svg:y1="17.993cm" svg:x2="4.267cm" svg:y2="20.148cm">
          <text:p/>
        </draw:line>
        <draw:line draw:style-name="gr6" draw:text-style-name="P1" draw:layer="layout" svg:x1="9.832cm" svg:y1="20.829cm" svg:x2="8.562cm" svg:y2="22.734cm">
          <text:p/>
        </draw:line>
        <draw:line draw:style-name="gr6" draw:text-style-name="P1" draw:layer="layout" svg:x1="16.817cm" svg:y1="21.464cm" svg:x2="17.452cm" svg:y2="22.734cm">
          <text:p/>
        </draw:line>
        <draw:line draw:style-name="gr6" draw:text-style-name="P1" draw:layer="layout" svg:x1="11.102cm" svg:y1="20.829cm" svg:x2="13.007cm" svg:y2="22.734cm">
          <text:p/>
        </draw:line>
        <draw:frame draw:style-name="gr7" draw:text-style-name="P2" draw:layer="layout" svg:width="11.128cm" svg:height="1.195cm" svg:x="5.632cm" svg:y="1.563cm">
          <draw:text-box>
            <text:p><text:span text:style-name="T1">NetCDF Library Architecture</text:span></text:p>
          </draw:text-box>
        </draw:frame>
        <draw:frame draw:style-name="gr7" draw:text-style-name="P3" draw:layer="layout" svg:width="4.219cm" svg:height="1.199cm" svg:x="16.367cm" svg:y="25.741cm">
          <draw:text-box>
            <text:p><text:span text:style-name="T2">Ed Hartnett</text:span></text:p>
            <text:p><text:span text:style-name="T2">Unidata 11/18/2010</text:span></text:p>
          </draw:text-box>
        </draw:frame>
        <draw:rect draw:style-name="gr3" draw:text-style-name="P1" draw:layer="layout" svg:width="2.54cm" svg:height="1.27cm" svg:x="4.533cm" svg:y="9.963cm">
          <text:p text:style-name="P1">V2 API</text:p>
        </draw:rect>
        <draw:line draw:style-name="gr6" draw:text-style-name="P1" draw:layer="layout" svg:x1="5.453cm" svg:y1="4.986cm" svg:x2="5.518cm" svg:y2="9.977cm">
          <text:p/>
        </draw:line>
        <draw:rect draw:style-name="gr3" draw:text-style-name="P1" draw:layer="layout" svg:width="1.905cm" svg:height="1.27cm" svg:x="2.181cm" svg:y="8.341cm">
          <text:p text:style-name="P1">ncgen</text:p>
        </draw:rect>
        <draw:rect draw:style-name="gr3" draw:text-style-name="P1" draw:layer="layout" svg:width="2.54cm" svg:height="1.27cm" svg:x="1.516cm" svg:y="6.86cm">
          <text:p text:style-name="P1">ncdump</text:p>
        </draw:rect>
        <draw:rect draw:style-name="gr3" draw:text-style-name="P1" draw:layer="layout" svg:width="2.54cm" svg:height="1.27cm" svg:x="1.037cm" svg:y="5.399cm">
          <text:p text:style-name="P1">nccopy</text:p>
        </draw:rect>
        <draw:rect draw:style-name="gr3" draw:text-style-name="P1" draw:layer="layout" svg:width="3.175cm" svg:height="1.27cm" svg:x="8.022cm" svg:y="9.963cm">
          <text:p text:style-name="P1">F77 API</text:p>
        </draw:rect>
        <draw:line draw:style-name="gr6" draw:text-style-name="P1" draw:layer="layout" svg:x1="1.892cm" svg:y1="8.116cm" svg:x2="1.891cm" svg:y2="11.192cm">
          <text:p/>
        </draw:line>
        <draw:line draw:style-name="gr6" draw:text-style-name="P1" draw:layer="layout" svg:x1="2.736cm" svg:y1="9.634cm" svg:x2="2.754cm" svg:y2="11.229cm">
          <text:p/>
        </draw:line>
        <draw:line draw:style-name="gr6" draw:text-style-name="P1" draw:layer="layout" svg:x1="4.217cm" svg:y1="4.987cm" svg:x2="4.31cm" svg:y2="11.246cm">
          <text:p/>
        </draw:line>
        <draw:rect draw:style-name="gr4" draw:text-style-name="P4" draw:layer="layout" svg:width="2.58cm" svg:height="0.675cm" svg:x="1.431cm" svg:y="24.177cm">
          <text:p text:style-name="P1"><text:span text:style-name="T3">User</text:span></text:p>
        </draw:rect>
        <draw:rect draw:style-name="gr3" draw:text-style-name="P4" draw:layer="layout" svg:width="2.599cm" svg:height="0.592cm" svg:x="1.431cm" svg:y="25.078cm">
          <text:p text:style-name="P1"><text:span text:style-name="T3">Unidata</text:span></text:p>
        </draw:rect>
        <draw:rect draw:style-name="gr2" draw:text-style-name="P4" draw:layer="layout" svg:width="2.61cm" svg:height="0.662cm" svg:x="1.431cm" svg:y="25.883cm">
          <text:p text:style-name="P1"><text:span text:style-name="T3">3</text:span><text:span text:style-name="T4">rd</text:span><text:span text:style-name="T3"> party</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Ed </meta:initial-creator>
    <meta:creation-date>2010-10-26T12:14:08</meta:creation-date>
    <dc:date>2010-11-18T12:25:18</dc:date>
    <dc:creator>Ed </dc:creator>
    <meta:editing-duration>PT00H27M31S</meta:editing-duration>
    <meta:editing-cycles>4</meta:editing-cycles>
    <meta:generator>OpenOffice.org/3.1$Unix OpenOffice.org_project/310m19$Build-9420</meta:generator>
    <meta:document-statistic meta:object-count="53"/>
  </office:meta>
</office:document-meta>
</file>